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EB Garamond 12" officeooo:rsid="0014a8aa" officeooo:paragraph-rsid="0014a8aa"/>
    </style:style>
    <style:style style:name="P2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915672"/>
    </style:style>
    <style:style style:name="P3" style:family="paragraph" style:parent-style-name="Standard">
      <style:paragraph-properties fo:line-height="150%"/>
      <style:text-properties style:font-name="EB Garamond 12" fo:font-size="16pt" fo:font-style="italic" officeooo:rsid="0014a8aa" officeooo:paragraph-rsid="0014a8aa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line-height="150%"/>
      <style:text-properties style:font-name="EB Garamond 12" fo:font-style="italic" officeooo:rsid="0014a8aa" officeooo:paragraph-rsid="0014a8aa" style:font-style-asian="italic" style:font-style-complex="italic"/>
    </style:style>
    <style:style style:name="P5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49fb95" officeooo:paragraph-rsid="0049fb95"/>
    </style:style>
    <style:style style:name="P6" style:family="paragraph" style:parent-style-name="Standard">
      <style:paragraph-properties fo:line-height="150%">
        <style:tab-stops/>
      </style:paragraph-properties>
      <style:text-properties style:font-name="EB Garamond 12" officeooo:rsid="004a472b" officeooo:paragraph-rsid="004a472b"/>
    </style:style>
    <style:style style:name="P7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4ca540" officeooo:paragraph-rsid="004ca540"/>
    </style:style>
    <style:style style:name="P8" style:family="paragraph" style:parent-style-name="Standard">
      <style:paragraph-properties fo:line-height="150%">
        <style:tab-stops/>
      </style:paragraph-properties>
      <style:text-properties style:font-name="EB Garamond 12" officeooo:rsid="004ca540" officeooo:paragraph-rsid="004ca540"/>
    </style:style>
    <style:style style:name="P9" style:family="paragraph" style:parent-style-name="Standard">
      <style:paragraph-properties fo:line-height="150%">
        <style:tab-stops/>
      </style:paragraph-properties>
      <style:text-properties style:font-name="EB Garamond 12" fo:font-style="normal" fo:font-weight="normal" officeooo:rsid="004bfb98" officeooo:paragraph-rsid="004bfb98" style:font-style-asian="normal" style:font-style-complex="normal"/>
    </style:style>
    <style:style style:name="P10" style:family="paragraph" style:parent-style-name="Standard">
      <style:paragraph-properties fo:line-height="150%">
        <style:tab-stops/>
      </style:paragraph-properties>
      <style:text-properties style:font-name="EB Garamond 12" fo:font-style="normal" fo:font-weight="normal" officeooo:rsid="004ca540" officeooo:paragraph-rsid="004ca540" style:font-style-asian="normal" style:font-style-complex="normal"/>
    </style:style>
    <style:style style:name="P11" style:family="paragraph" style:parent-style-name="Standard">
      <style:paragraph-properties fo:line-height="150%">
        <style:tab-stops/>
      </style:paragraph-properties>
      <style:text-properties style:font-name="EB Garamond 12" fo:font-style="normal" fo:font-weight="normal" officeooo:rsid="004f60df" officeooo:paragraph-rsid="005019e9" style:font-style-asian="normal" style:font-style-complex="normal"/>
    </style:style>
    <style:style style:name="P12" style:family="paragraph" style:parent-style-name="Standard">
      <style:paragraph-properties fo:line-height="150%">
        <style:tab-stops/>
      </style:paragraph-properties>
      <style:text-properties style:font-name="EB Garamond 12" fo:font-style="normal" fo:font-weight="normal" officeooo:rsid="00605510" officeooo:paragraph-rsid="00605510" style:font-style-asian="normal" style:font-style-complex="normal"/>
    </style:style>
    <style:style style:name="P13" style:family="paragraph" style:parent-style-name="Standard">
      <style:paragraph-properties fo:line-height="150%">
        <style:tab-stops/>
      </style:paragraph-properties>
      <style:text-properties style:font-name="EB Garamond 12" fo:font-style="normal" fo:font-weight="normal" officeooo:rsid="00519066" officeooo:paragraph-rsid="00519066" style:font-style-asian="normal" style:font-style-complex="normal"/>
    </style:style>
    <style:style style:name="P14" style:family="paragraph" style:parent-style-name="Standard">
      <style:paragraph-properties fo:line-height="150%">
        <style:tab-stops>
          <style:tab-stop style:position="0.7cm" style:type="right"/>
        </style:tab-stops>
      </style:paragraph-properties>
      <style:text-properties style:font-name="EB Garamond 12" fo:font-style="normal" fo:font-weight="normal" officeooo:rsid="00183973" officeooo:paragraph-rsid="006c2209" style:font-style-asian="normal" style:font-style-complex="normal"/>
    </style:style>
    <style:style style:name="P15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fo:font-style="normal" fo:font-weight="normal" officeooo:rsid="00244895" officeooo:paragraph-rsid="006994e3" style:font-style-asian="normal" style:font-style-complex="normal"/>
    </style:style>
    <style:style style:name="P16" style:family="paragraph" style:parent-style-name="Standard">
      <style:paragraph-properties fo:line-height="150%">
        <style:tab-stops/>
      </style:paragraph-properties>
      <style:text-properties style:font-name="EB Garamond 12" officeooo:rsid="004f60df" officeooo:paragraph-rsid="005019e9"/>
    </style:style>
    <style:style style:name="P17" style:family="paragraph" style:parent-style-name="Standard">
      <style:paragraph-properties fo:line-height="150%">
        <style:tab-stops/>
      </style:paragraph-properties>
      <style:text-properties style:font-name="EB Garamond 12" officeooo:rsid="00519066" officeooo:paragraph-rsid="00519066"/>
    </style:style>
    <style:style style:name="P18" style:family="paragraph" style:parent-style-name="Standard">
      <style:paragraph-properties fo:line-height="150%">
        <style:tab-stops/>
      </style:paragraph-properties>
      <style:text-properties style:font-name="EB Garamond 12" officeooo:rsid="00605510" officeooo:paragraph-rsid="00605510"/>
    </style:style>
    <style:style style:name="P19" style:family="paragraph" style:parent-style-name="Standard">
      <style:paragraph-properties fo:line-height="150%"/>
      <style:text-properties style:font-name="EB Garamond 12" fo:font-size="12pt" fo:font-style="italic" officeooo:rsid="00666d5a" officeooo:paragraph-rsid="00666d5a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6c2209" officeooo:paragraph-rsid="006c2209"/>
    </style:style>
    <style:style style:name="P21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6c2209" officeooo:paragraph-rsid="0074393a"/>
    </style:style>
    <style:style style:name="P22" style:family="paragraph" style:parent-style-name="Standard">
      <style:paragraph-properties fo:line-height="150%"/>
      <style:text-properties style:font-name="EB Garamond 12" officeooo:rsid="00647362" officeooo:paragraph-rsid="00666d5a"/>
    </style:style>
    <style:style style:name="P23" style:family="paragraph" style:parent-style-name="Standard">
      <style:paragraph-properties fo:line-height="150%"/>
      <style:text-properties style:font-name="EB Garamond 12" officeooo:rsid="0072f301" officeooo:paragraph-rsid="0072f301"/>
    </style:style>
    <style:style style:name="P24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8578e8" officeooo:paragraph-rsid="008578e8"/>
    </style:style>
    <style:style style:name="P25" style:family="paragraph" style:parent-style-name="Standard">
      <style:paragraph-properties fo:line-height="150%" fo:break-before="page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fo:font-style="italic" officeooo:rsid="006609f8" officeooo:paragraph-rsid="006609f8" style:font-style-asian="italic" style:font-style-complex="italic"/>
    </style:style>
    <style:style style:name="P26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b12e5e"/>
    </style:style>
    <style:style style:name="T1" style:family="text">
      <style:text-properties officeooo:rsid="00183973"/>
    </style:style>
    <style:style style:name="T2" style:family="text">
      <style:text-properties fo:font-style="normal" fo:font-weight="normal" style:font-style-asian="normal" style:font-style-complex="normal"/>
    </style:style>
    <style:style style:name="T3" style:family="text">
      <style:text-properties fo:font-style="normal" fo:font-weight="normal" officeooo:rsid="00244895" style:font-style-asian="normal" style:font-style-complex="normal"/>
    </style:style>
    <style:style style:name="T4" style:family="text">
      <style:text-properties fo:font-style="normal" fo:font-weight="normal" officeooo:rsid="004bfb98" style:font-style-asian="normal" style:font-style-complex="normal"/>
    </style:style>
    <style:style style:name="T5" style:family="text">
      <style:text-properties fo:font-style="normal" fo:font-weight="normal" officeooo:rsid="004fea3f" style:font-style-asian="normal" style:font-style-complex="normal"/>
    </style:style>
    <style:style style:name="T6" style:family="text">
      <style:text-properties fo:font-style="normal" fo:font-weight="normal" officeooo:rsid="005019e9" style:font-style-asian="normal" style:font-style-complex="normal"/>
    </style:style>
    <style:style style:name="T7" style:family="text">
      <style:text-properties fo:font-style="normal" fo:font-weight="normal" officeooo:rsid="00532a50" style:font-style-asian="normal" style:font-style-complex="normal"/>
    </style:style>
    <style:style style:name="T8" style:family="text">
      <style:text-properties fo:font-style="normal" fo:font-weight="normal" officeooo:rsid="00666d5a" style:font-style-asian="normal" style:font-style-complex="normal"/>
    </style:style>
    <style:style style:name="T9" style:family="text">
      <style:text-properties fo:font-style="normal" fo:font-weight="normal" officeooo:rsid="00683f6c" style:font-style-asian="normal" style:font-style-complex="normal"/>
    </style:style>
    <style:style style:name="T10" style:family="text">
      <style:text-properties fo:font-style="normal" fo:font-weight="normal" officeooo:rsid="0068d09a" style:font-style-asian="normal" style:font-style-complex="normal"/>
    </style:style>
    <style:style style:name="T11" style:family="text">
      <style:text-properties fo:font-style="normal" fo:font-weight="normal" officeooo:rsid="0069c5a0" style:font-style-asian="normal" style:font-style-complex="normal"/>
    </style:style>
    <style:style style:name="T12" style:family="text">
      <style:text-properties fo:font-style="normal" fo:font-weight="normal" officeooo:rsid="0069f2d5" style:font-style-asian="normal" style:font-style-complex="normal"/>
    </style:style>
    <style:style style:name="T13" style:family="text">
      <style:text-properties fo:font-style="normal" fo:font-weight="normal" officeooo:rsid="006bab94" style:font-style-asian="normal" style:font-style-complex="normal"/>
    </style:style>
    <style:style style:name="T14" style:family="text">
      <style:text-properties fo:font-style="normal" fo:font-weight="normal" officeooo:rsid="006ca7cd" style:font-style-asian="normal" style:font-style-complex="normal"/>
    </style:style>
    <style:style style:name="T15" style:family="text">
      <style:text-properties fo:font-style="normal" fo:font-weight="normal" officeooo:rsid="006dc684" style:font-style-asian="normal" style:font-style-complex="normal"/>
    </style:style>
    <style:style style:name="T16" style:family="text">
      <style:text-properties fo:font-style="normal" fo:font-weight="normal" officeooo:rsid="0071349a" style:font-style-asian="normal" style:font-style-complex="normal"/>
    </style:style>
    <style:style style:name="T17" style:family="text">
      <style:text-properties fo:font-style="normal" fo:font-weight="normal" officeooo:rsid="0072d1a7" style:font-style-asian="normal" style:font-style-complex="normal"/>
    </style:style>
    <style:style style:name="T18" style:family="text">
      <style:text-properties fo:font-style="normal" fo:font-weight="normal" officeooo:rsid="00755c09" style:font-style-asian="normal" style:font-style-complex="normal"/>
    </style:style>
    <style:style style:name="T19" style:family="text">
      <style:text-properties fo:font-style="normal" fo:font-weight="normal" officeooo:rsid="00768057" style:font-style-asian="normal" style:font-style-complex="normal"/>
    </style:style>
    <style:style style:name="T20" style:family="text">
      <style:text-properties fo:font-style="normal" fo:font-weight="normal" officeooo:rsid="00785450" style:font-style-asian="normal" style:font-style-complex="normal"/>
    </style:style>
    <style:style style:name="T21" style:family="text">
      <style:text-properties fo:font-style="normal" fo:font-weight="normal" officeooo:rsid="007a0265" style:font-style-asian="normal" style:font-style-complex="normal"/>
    </style:style>
    <style:style style:name="T22" style:family="text">
      <style:text-properties fo:font-style="normal" fo:font-weight="normal" officeooo:rsid="007ae2fe" style:font-style-asian="normal" style:font-style-complex="normal"/>
    </style:style>
    <style:style style:name="T23" style:family="text">
      <style:text-properties fo:font-style="normal" fo:font-weight="normal" officeooo:rsid="007afb95" style:font-style-asian="normal" style:font-style-complex="normal"/>
    </style:style>
    <style:style style:name="T24" style:family="text">
      <style:text-properties fo:font-style="normal" fo:font-weight="normal" officeooo:rsid="007b2930" style:font-style-asian="normal" style:font-style-complex="normal"/>
    </style:style>
    <style:style style:name="T25" style:family="text">
      <style:text-properties fo:font-style="normal" fo:font-weight="normal" officeooo:rsid="007d5ad0" style:font-style-asian="normal" style:font-style-complex="normal"/>
    </style:style>
    <style:style style:name="T26" style:family="text">
      <style:text-properties fo:font-style="normal" fo:font-weight="normal" officeooo:rsid="007eb6ea" style:font-style-asian="normal" style:font-style-complex="normal"/>
    </style:style>
    <style:style style:name="T27" style:family="text">
      <style:text-properties fo:font-style="normal" fo:font-weight="normal" officeooo:rsid="007faf41" style:font-style-asian="normal" style:font-style-complex="normal"/>
    </style:style>
    <style:style style:name="T28" style:family="text">
      <style:text-properties fo:font-style="normal" fo:font-weight="normal" officeooo:rsid="0080814f" style:font-style-asian="normal" style:font-style-complex="normal"/>
    </style:style>
    <style:style style:name="T29" style:family="text">
      <style:text-properties fo:font-style="normal" fo:font-weight="normal" officeooo:rsid="0082e172" style:font-style-asian="normal" style:font-style-complex="normal"/>
    </style:style>
    <style:style style:name="T30" style:family="text">
      <style:text-properties fo:font-style="normal" fo:font-weight="normal" officeooo:rsid="008479e3" style:font-style-asian="normal" style:font-style-complex="normal"/>
    </style:style>
    <style:style style:name="T31" style:family="text">
      <style:text-properties fo:font-style="normal" fo:font-weight="normal" officeooo:rsid="00873f70" style:font-style-asian="normal" style:font-style-complex="normal"/>
    </style:style>
    <style:style style:name="T32" style:family="text">
      <style:text-properties fo:font-style="normal" fo:font-weight="normal" officeooo:rsid="00878c12" style:font-style-asian="normal" style:font-style-complex="normal"/>
    </style:style>
    <style:style style:name="T33" style:family="text">
      <style:text-properties fo:font-style="normal" fo:font-weight="normal" officeooo:rsid="0088b44e" style:font-style-asian="normal" style:font-style-complex="normal"/>
    </style:style>
    <style:style style:name="T34" style:family="text">
      <style:text-properties fo:font-style="normal" fo:font-weight="normal" officeooo:rsid="0089247a" style:font-style-asian="normal" style:font-style-complex="normal"/>
    </style:style>
    <style:style style:name="T35" style:family="text">
      <style:text-properties fo:font-style="normal" fo:font-weight="normal" officeooo:rsid="008ab5f2" style:font-style-asian="normal" style:font-style-complex="normal"/>
    </style:style>
    <style:style style:name="T36" style:family="text">
      <style:text-properties fo:font-style="normal" fo:font-weight="normal" officeooo:rsid="008f0cc5" style:font-style-asian="normal" style:font-style-complex="normal"/>
    </style:style>
    <style:style style:name="T37" style:family="text">
      <style:text-properties fo:font-style="normal" fo:font-weight="normal" officeooo:rsid="008f8075" style:font-style-asian="normal" style:font-style-complex="normal"/>
    </style:style>
    <style:style style:name="T38" style:family="text">
      <style:text-properties fo:font-style="normal" fo:font-weight="normal" officeooo:rsid="00907008" style:font-style-asian="normal" style:font-style-complex="normal"/>
    </style:style>
    <style:style style:name="T39" style:family="text">
      <style:text-properties fo:font-style="normal" fo:font-weight="normal" officeooo:rsid="00915672" style:font-style-asian="normal" style:font-style-complex="normal"/>
    </style:style>
    <style:style style:name="T40" style:family="text">
      <style:text-properties fo:font-style="normal" fo:font-weight="normal" officeooo:rsid="009241e6" style:font-style-asian="normal" style:font-style-complex="normal"/>
    </style:style>
    <style:style style:name="T41" style:family="text">
      <style:text-properties fo:font-style="normal" fo:font-weight="normal" officeooo:rsid="0094c4a5" style:font-style-asian="normal" style:font-style-complex="normal"/>
    </style:style>
    <style:style style:name="T42" style:family="text">
      <style:text-properties fo:font-style="normal" fo:font-weight="normal" officeooo:rsid="0095862e" style:font-style-asian="normal" style:font-style-complex="normal"/>
    </style:style>
    <style:style style:name="T43" style:family="text">
      <style:text-properties fo:font-style="normal" fo:font-weight="normal" officeooo:rsid="0096e78b" style:font-style-asian="normal" style:font-style-complex="normal"/>
    </style:style>
    <style:style style:name="T44" style:family="text">
      <style:text-properties fo:font-style="normal" fo:font-weight="normal" officeooo:rsid="00985b87" style:font-style-asian="normal" style:font-style-complex="normal"/>
    </style:style>
    <style:style style:name="T45" style:family="text">
      <style:text-properties fo:font-style="normal" fo:font-weight="normal" officeooo:rsid="0098dc38" style:font-style-asian="normal" style:font-style-complex="normal"/>
    </style:style>
    <style:style style:name="T46" style:family="text">
      <style:text-properties fo:font-style="normal" fo:font-weight="normal" officeooo:rsid="00995869" style:font-style-asian="normal" style:font-style-complex="normal"/>
    </style:style>
    <style:style style:name="T47" style:family="text">
      <style:text-properties fo:font-style="normal" fo:font-weight="normal" officeooo:rsid="0099ee4b" style:font-style-asian="normal" style:font-style-complex="normal"/>
    </style:style>
    <style:style style:name="T48" style:family="text">
      <style:text-properties fo:font-style="normal" fo:font-weight="normal" officeooo:rsid="009b08ca" style:font-style-asian="normal" style:font-style-complex="normal"/>
    </style:style>
    <style:style style:name="T49" style:family="text">
      <style:text-properties fo:font-style="normal" fo:font-weight="normal" officeooo:rsid="009c6daf" style:font-style-asian="normal" style:font-style-complex="normal"/>
    </style:style>
    <style:style style:name="T50" style:family="text">
      <style:text-properties fo:font-style="normal" fo:font-weight="normal" officeooo:rsid="009dff30" style:font-style-asian="normal" style:font-style-complex="normal"/>
    </style:style>
    <style:style style:name="T51" style:family="text">
      <style:text-properties fo:font-style="normal" fo:font-weight="normal" officeooo:rsid="009fcd9b" style:font-style-asian="normal" style:font-style-complex="normal"/>
    </style:style>
    <style:style style:name="T52" style:family="text">
      <style:text-properties fo:font-style="normal" fo:font-weight="normal" officeooo:rsid="00a1109c" style:font-style-asian="normal" style:font-style-complex="normal"/>
    </style:style>
    <style:style style:name="T53" style:family="text">
      <style:text-properties fo:font-style="normal" fo:font-weight="normal" officeooo:rsid="00a21e06" style:font-style-asian="normal" style:font-style-complex="normal"/>
    </style:style>
    <style:style style:name="T54" style:family="text">
      <style:text-properties fo:font-style="normal" fo:font-weight="normal" officeooo:rsid="00a2bc53" style:font-style-asian="normal" style:font-style-complex="normal"/>
    </style:style>
    <style:style style:name="T55" style:family="text">
      <style:text-properties fo:font-style="normal" fo:font-weight="normal" officeooo:rsid="00a4480f" style:font-style-asian="normal" style:font-style-complex="normal"/>
    </style:style>
    <style:style style:name="T56" style:family="text">
      <style:text-properties fo:font-style="normal" fo:font-weight="normal" officeooo:rsid="00a58771" style:font-style-asian="normal" style:font-style-complex="normal"/>
    </style:style>
    <style:style style:name="T57" style:family="text">
      <style:text-properties fo:font-style="normal" fo:font-weight="normal" officeooo:rsid="00a70e0c" style:font-style-asian="normal" style:font-style-complex="normal"/>
    </style:style>
    <style:style style:name="T58" style:family="text">
      <style:text-properties fo:font-style="normal" fo:font-weight="normal" officeooo:rsid="00a78019" style:font-style-asian="normal" style:font-style-complex="normal"/>
    </style:style>
    <style:style style:name="T59" style:family="text">
      <style:text-properties fo:font-style="normal" fo:font-weight="normal" officeooo:rsid="00a7eba8" style:font-style-asian="normal" style:font-style-complex="normal"/>
    </style:style>
    <style:style style:name="T60" style:family="text">
      <style:text-properties fo:font-style="normal" fo:font-weight="normal" officeooo:rsid="00a951a0" style:font-style-asian="normal" style:font-style-complex="normal"/>
    </style:style>
    <style:style style:name="T61" style:family="text">
      <style:text-properties fo:font-style="normal" fo:font-weight="normal" officeooo:rsid="00aae489" style:font-style-asian="normal" style:font-style-complex="normal"/>
    </style:style>
    <style:style style:name="T62" style:family="text">
      <style:text-properties fo:font-style="normal" fo:font-weight="normal" officeooo:rsid="00ae3c32" style:font-style-asian="normal" style:font-style-complex="normal"/>
    </style:style>
    <style:style style:name="T63" style:family="text">
      <style:text-properties fo:font-style="normal" fo:font-weight="normal" officeooo:rsid="00ae564e" style:font-style-asian="normal" style:font-style-complex="normal"/>
    </style:style>
    <style:style style:name="T64" style:family="text">
      <style:text-properties fo:font-style="normal" fo:font-weight="normal" officeooo:rsid="00b046ce" style:font-style-asian="normal" style:font-style-complex="normal"/>
    </style:style>
    <style:style style:name="T65" style:family="text">
      <style:text-properties fo:font-style="normal" fo:font-weight="normal" officeooo:rsid="00b12e5e" style:font-style-asian="normal" style:font-style-complex="normal"/>
    </style:style>
    <style:style style:name="T66" style:family="text">
      <style:text-properties officeooo:rsid="00666d5a"/>
    </style:style>
    <style:style style:name="T67" style:family="text">
      <style:text-properties officeooo:rsid="007439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aldassare Galuppi: Nisi Dominus</text:p>
      <text:p text:style-name="P3"/>
      <text:p text:style-name="P3">Kritischer Bericht</text:p>
      <text:p text:style-name="P1"/>
      <text:p text:style-name="P4">Allgemeines</text:p>
      <text:p text:style-name="P1"/>
      <text:p text:style-name="P22">Quelle: <text:span text:style-name="T66">Sächsische Landesbibliothek – Staats- und Universitätsbibliothek, Mus. 2973-D-38</text:span></text:p>
      <text:p text:style-name="P22"/>
      <text:p text:style-name="P23">Bezifferung fehlt und wurde ergänzt</text:p>
      <text:p text:style-name="P15"/>
      <text:p text:style-name="P1"/>
      <text:p text:style-name="P2">Takt<text:span text:style-name="T1"><text:tab/></text:span>System<text:span text:style-name="T1"><text:tab/></text:span>Bemerkung<text:span text:style-name="T1"><text:line-break/><text:tab/></text:span>1<text:span text:style-name="T66">6–18<text:tab/>BOrg.<text:tab/></text:span><text:span text:style-name="T8">Offensichtlich falsche Noten korrigiert</text:span><text:span text:style-name="T9"><text:line-break/><text:tab/>38<text:tab/>BOrg.<text:tab/>letzte 4tel: f notiert</text:span><text:span text:style-name="T10"><text:line-break/><text:tab/>43<text:tab/>V. I<text:tab/>letzte 4tel: d</text:span><text:span text:style-name="T3">″</text:span><text:span text:style-name="T10"> notiert</text:span><text:span text:style-name="T16"><text:line-break/><text:tab/>55<text:tab/>B.<text:tab/>2. 8tel: f notiert</text:span><text:span text:style-name="T17"><text:line-break/><text:tab/>62<text:tab/>B.<text:tab/>4. 4tel: g notiert</text:span><text:span text:style-name="T11"><text:line-break/><text:tab/>71<text:tab/>Va.<text:tab/>letzte 4tel: es</text:span><text:span text:style-name="T3">′</text:span><text:span text:style-name="T11"> notiert</text:span><text:span text:style-name="T12"><text:line-break/><text:tab/>74<text:tab/>Va.<text:tab/>2. 4tel: f notiert</text:span><text:span text:style-name="T13"><text:line-break/><text:tab/>79<text:tab/>Va.<text:tab/>1. 4tel: f notiert</text:span><text:span text:style-name="T14"><text:line-break/><text:tab/>114<text:tab/>A.<text:tab/>2. Halbe: as</text:span><text:span text:style-name="T3">′</text:span><text:span text:style-name="T14"> notiert</text:span><text:span text:style-name="T15"><text:line-break/><text:tab/>124<text:tab/>A.<text:tab/>2. Takthälfte: zwei 4tel c</text:span><text:span text:style-name="T3">″</text:span><text:span text:style-name="T15">–h</text:span><text:span text:style-name="T3">′</text:span><text:span text:style-name="T15"> notiert</text:span><text:span text:style-name="T18"><text:line-break/><text:tab/>137<text:tab/>V. II<text:tab/>zwei 4tel as</text:span><text:span text:style-name="T3">′</text:span><text:span text:style-name="T18">–g</text:span><text:span text:style-name="T3">′</text:span><text:span text:style-name="T18"> notiert</text:span><text:span text:style-name="T19"><text:line-break/><text:tab/>141<text:tab/>V. II<text:tab/>zwei 4tel es</text:span><text:span text:style-name="T3">″</text:span><text:span text:style-name="T19">–f</text:span><text:span text:style-name="T3">′</text:span><text:span text:style-name="T19"> notiert</text:span><text:span text:style-name="T20"><text:line-break/><text:tab/>147<text:tab/>V. II<text:tab/>1. 4tel: durch Faulenzer des</text:span><text:span text:style-name="T3">″</text:span><text:span text:style-name="T20"> notiert</text:span><text:span text:style-name="T21"><text:line-break/><text:tab/>147<text:tab/>Va.<text:tab/>1. </text:span><text:span text:style-name="T22">und 2. </text:span><text:span text:style-name="T21">4tel: as</text:span><text:span text:style-name="T22">–g</text:span><text:span text:style-name="T3">′</text:span><text:span text:style-name="T21"> notiert</text:span><text:span text:style-name="T23"><text:line-break/><text:tab/>150<text:tab/>Va.<text:tab/>Auflöser schon vor der vorletzten 8tel notiert</text:span><text:span text:style-name="T24"><text:line-break/><text:tab/>156<text:tab/>V. I<text:tab/>3./4. 8tel: ges</text:span><text:span text:style-name="T3">″</text:span><text:span text:style-name="T24">–ges</text:span><text:span text:style-name="T3">″</text:span><text:span text:style-name="T24"> notiert</text:span><text:span text:style-name="T26"><text:line-break/></text:span><text:span text:style-name="T25"><text:tab/>1</text:span><text:span text:style-name="T26">72</text:span><text:span text:style-name="T25"><text:tab/>S. r.<text:tab/>4. 16tel: c</text:span><text:span text:style-name="T3">″</text:span><text:span text:style-name="T25"> notiert</text:span><text:span text:style-name="T27"><text:line-break/></text:span><text:span text:style-name="T25"><text:tab/>1</text:span><text:span text:style-name="T26">72</text:span><text:span text:style-name="T25"><text:tab/></text:span><text:span text:style-name="T27">A</text:span><text:span text:style-name="T25">. r.<text:tab/>4. 16tel: </text:span><text:span text:style-name="T28">as</text:span><text:span text:style-name="T3">′</text:span><text:span text:style-name="T25"> notiert</text:span><text:span text:style-name="T29"><text:line-break/><text:tab/>193<text:tab/>V. I<text:tab/>vorletzte 8tel: 32tel und punktierte 16tel es</text:span><text:span text:style-name="T3">″</text:span><text:span text:style-name="T29">–c</text:span><text:span text:style-name="T3">″</text:span><text:span text:style-name="T29"> ergänzt</text:span><text:span text:style-name="T30"><text:line-break/><text:tab/>194<text:tab/>Va.<text:tab/>4. 8tel: 4tel a notiert</text:span><text:span text:style-name="T31"><text:line-break/><text:tab/>201<text:tab/>S. s. I<text:tab/>4. 16tel: es</text:span><text:span text:style-name="T3">″</text:span><text:span text:style-name="T31"> notiert</text:span><text:span text:style-name="T32"><text:line-break/><text:tab/>266<text:tab/>V. I/II<text:tab/>3. 16tel: a</text:span><text:span text:style-name="T3">″</text:span><text:span text:style-name="T32"> notiert</text:span><text:span text:style-name="T34"><text:line-break/><text:tab/>302<text:tab/>S. s.<text:tab/>1. 4tel: zwei 16tel </text:span><text:span text:style-name="T35">e</text:span><text:span text:style-name="T3">′</text:span><text:span text:style-name="T35">–f</text:span><text:span text:style-name="T3">′</text:span><text:span text:style-name="T35"> </text:span><text:span text:style-name="T34">notiert</text:span><text:span text:style-name="T33"><text:line-break/><text:tab/>360<text:tab/>V. II<text:tab/>3. 8tel: f</text:span><text:span text:style-name="T3">′</text:span><text:span text:style-name="T33"> notiert</text:span><text:span text:style-name="T39"><text:line-break/><text:tab/>431<text:tab/>A.<text:tab/>1. 8tel c</text:span><text:span text:style-name="T3">″</text:span><text:span text:style-name="T39"> notiert</text:span><text:span text:style-name="T36"><text:line-break/><text:tab/>457<text:tab/>V. I<text:tab/>4tel b</text:span><text:span text:style-name="T3">′</text:span><text:span text:style-name="T36"> ergänzt analog zu T. 393</text:span></text:p>
      <text:p text:style-name="P26"><text:span text:style-name="T36"><text:tab/>4</text:span><text:span text:style-name="T37">71</text:span><text:span text:style-name="T36"><text:tab/>V. I<text:tab/>4tel b</text:span><text:span text:style-name="T3">′</text:span><text:span text:style-name="T36"> ergänzt analog zu T. 393</text:span><text:span text:style-name="T38"><text:line-break/><text:tab/>480 <text:tab/>V. I<text:tab/>1. 8tel: d</text:span><text:span text:style-name="T3">′</text:span><text:span text:style-name="T38"> notiert</text:span><text:span text:style-name="T49"><text:line-break/></text:span><text:soft-page-break/><text:span text:style-name="T49"><text:tab/>481ff<text:tab/>Va.<text:tab/>Stimme nicht notiert, hier col Basso wiedergegeben</text:span><text:span text:style-name="T40"><text:line-break/><text:tab/>495<text:tab/>V. II s.<text:tab/>Takt ergänzt</text:span><text:span text:style-name="T41"><text:line-break/><text:tab/>503<text:tab/>V. II r.<text:tab/>Akkord als zwei aufeinander</text:span><text:span text:style-name="T42"> </text:span><text:span text:style-name="T41">folgende </text:span><text:span text:style-name="T42">8</text:span><text:span text:style-name="T41">gel not</text:span><text:span text:style-name="T43">i</text:span><text:span text:style-name="T41">ert</text:span><text:span text:style-name="T51"><text:line-break/><text:tab/>521<text:tab/>S.<text:tab/>1. 8tel: zwei 16tel f</text:span><text:span text:style-name="T3">′</text:span><text:span text:style-name="T51">–g</text:span><text:span text:style-name="T3">′</text:span><text:span text:style-name="T51"> notiert</text:span><text:span text:style-name="T48"><text:line-break/><text:tab/>526<text:tab/>BOrg.<text:tab/>3. 4tel: 2 8tel d</text:span><text:span text:style-name="T3">′</text:span><text:span text:style-name="T48">–d</text:span><text:span text:style-name="T3">′</text:span><text:span text:style-name="T48"> notiert</text:span><text:span text:style-name="T45"><text:line-break/><text:tab/>532<text:tab/>V. II s.<text:tab/>2. 8tel zwei 8tel f</text:span><text:span text:style-name="T3">″</text:span><text:span text:style-name="T45">–f</text:span><text:span text:style-name="T3">″</text:span><text:span text:style-name="T45"> notiert</text:span><text:span text:style-name="T46"><text:line-break/><text:tab/>538<text:tab/>V. II s.<text:tab/>letzte 8tel: zwei 16tel d</text:span><text:span text:style-name="T3">″</text:span><text:span text:style-name="T46">–c</text:span><text:span text:style-name="T3">″</text:span><text:span text:style-name="T46"> notiert</text:span><text:span text:style-name="T44"><text:line-break/><text:tab/>539<text:tab/>V. I s.<text:tab/>2. 16tel: b</text:span><text:span text:style-name="T3">″</text:span><text:span text:style-name="T44"> notiert</text:span><text:span text:style-name="T47"><text:line-break/><text:tab/>544<text:tab/>V. II s.<text:tab/>3. 4tel: 2 16tel f</text:span><text:span text:style-name="T3">′</text:span><text:span text:style-name="T47">–e</text:span><text:span text:style-name="T3">′</text:span><text:span text:style-name="T47"> notiert</text:span><text:span text:style-name="T50">'<text:line-break/><text:tab/>580<text:tab/>V. I r.<text:tab/>2. 8tel: 2 8tel b</text:span><text:bookmark-start text:name="__DdeLink__480_792309235"/><text:span text:style-name="T3">′</text:span><text:bookmark-end text:name="__DdeLink__480_792309235"/><text:span text:style-name="T50">–b</text:span><text:span text:style-name="T3">′</text:span><text:span text:style-name="T50"> notiert</text:span><text:span text:style-name="T65"><text:line-break/><text:tab/>617<text:tab/>Va.<text:tab/>3. 8tel: f</text:span><text:span text:style-name="T3">′</text:span><text:span text:style-name="T65"> notiert</text:span><text:span text:style-name="T54"><text:line-break/><text:tab/>63</text:span><text:span text:style-name="T55">2</text:span><text:span text:style-name="T54"><text:tab/>V. II<text:tab/>1. 8tel: d</text:span><text:span text:style-name="T3">″</text:span><text:span text:style-name="T54"> notiert</text:span><text:span text:style-name="T52"><text:line-break/><text:tab/>633<text:tab/>V. I<text:tab/>1. 8tel: f</text:span><text:span text:style-name="T3">′</text:span><text:span text:style-name="T52">+c</text:span><text:span text:style-name="T3">″</text:span><text:span text:style-name="T52">+es</text:span><text:span text:style-name="T3">″</text:span><text:span text:style-name="T52"> notiert</text:span><text:span text:style-name="T58"><text:line-break/><text:tab/>636<text:tab/>Va.<text:tab/>erste 8tel: b notiert</text:span><text:span text:style-name="T63"><text:line-break/><text:tab/>636<text:tab/>B.<text:tab/>4tel c und 8telpause notiert</text:span><text:span text:style-name="T59"><text:line-break/><text:tab/>648<text:tab/>V. I<text:tab/>1. 8tel: es</text:span><text:span text:style-name="T3">″</text:span><text:span text:style-name="T59"> notiert</text:span><text:span text:style-name="T60"><text:line-break/><text:tab/>650<text:tab/>S.<text:tab/>4. 16te.: as</text:span><text:span text:style-name="T3">′</text:span><text:span text:style-name="T60"> notiert</text:span><text:span text:style-name="T64"><text:line-break/><text:tab/>652<text:tab/>B.<text:tab/>3. 8tel: b notiert</text:span><text:span text:style-name="T61"><text:line-break/><text:tab/>658<text:tab/>S.<text:tab/>punktierte 4tel es</text:span><text:span text:style-name="T3">″</text:span><text:span text:style-name="T61"> notiert</text:span><text:span text:style-name="T56"><text:line-break/><text:tab/>659<text:tab/>V. II<text:tab/>erste 8tel: f</text:span><text:span text:style-name="T3">′</text:span><text:span text:style-name="T56">+es</text:span><text:span text:style-name="T3">″</text:span><text:span text:style-name="T56">+c</text:span><text:span text:style-name="T3">‴</text:span><text:span text:style-name="T56"> notiert</text:span><text:span text:style-name="T62"><text:line-break/><text:tab/>660<text:tab/>A.<text:tab/>4tel h</text:span><text:span text:style-name="T3">′</text:span><text:span text:style-name="T62"> und 8telpause notiert</text:span><text:span text:style-name="T53"><text:line-break/><text:tab/>668<text:tab/>V. I</text:span><text:span text:style-name="T57">/II</text:span><text:span text:style-name="T53"><text:tab/>letzte 16tel: a</text:span><text:span text:style-name="T3">″</text:span><text:span text:style-name="T53"> notiert</text:span></text:p>
      <text:p text:style-name="P14"><text:line-break/></text:p>
      <text:p text:style-name="P20"/>
      <text:p text:style-name="P20">1 <text:s/>Canticum graduum Salomonis. Nisi Dominus aedificaverit domum, in vanum laboraverunt qui aedificant eam. Nisi Dominus custodierit civitatem, frustra vigilat qui custodit eam. </text:p>
      <text:p text:style-name="P21">2 <text:s/>Vanum est vobis ante lucem surgere: Surgite postquam sederitis, qui manducatis panem doloris.</text:p>
      <text:p text:style-name="P21"><text:span text:style-name="T67">3 </text:span>Cum dederit dilectis suis somnum, <text:span text:style-name="T67"><text:s/></text:span>ecce haereditas Domini, filii; merces, fructus ventris. </text:p>
      <text:p text:style-name="P20">4 <text:s/>Sicut sagittae in manu potentis, ita filii excussorum. </text:p>
      <text:p text:style-name="P20">5 <text:s/>Beatus vir qui implevit desiderium suum ex ipsis: non confundetur cum loquetur inimicis suis in porta. </text:p>
      <text:p text:style-name="P20"/>
      <text:p text:style-name="P24">Ein Lied Salomo / Jm höhern Chor. Wo der HERR nicht das Haus bawet / So erbeiten vmb sonst / die dran bawen. Wo der HERR nicht die Stad behütet / So wachet der Wechter vmb sonst. </text:p>
      <text:p text:style-name="P24">2 Es ist vmb sonst / das jr früe auffstehet / vnd hernach lang sitzet / vnd esset ewer Brot mit sorgen / Denn seinen Freunden gibt ers schlaffend. </text:p>
      <text:p text:style-name="P24">3 Sihe / Kinder sind eine Gabe (1) des HERRN / Vnd Leibes frucht ist ein geschenck. </text:p>
      <text:p text:style-name="P24">4 Wie die Pfeile in der hand eines Starcken / Also geraten die jungen Knaben. </text:p>
      <text:p text:style-name="P24">5 Wol dem / der seine Köcher derselben vol hat / Die werden nicht zu schanden / wenn sie mit jren Feinden handeln im Thor.</text:p>
      <text:p text:style-name="P25">Text</text:p>
      <text:p text:style-name="P7"/>
      <text:p text:style-name="P7">Quis Deus magnus sicut Deus noster,</text:p>
      <text:p text:style-name="P7">qui facit mirabilia terribilis super omnes Deos</text:p>
      <text:p text:style-name="P7">quis aequali fulget gloria tam tremenda maiestatis.</text:p>
      <text:p text:style-name="P5"/>
      <text:p text:style-name="P6"><text:span text:style-name="T2">Evanescite profana numina</text:span><text:span text:style-name="T4">,</text:span></text:p>
      <text:p text:style-name="P9">pereant omnes qui colunt sculptilia.</text:p>
      <text:p text:style-name="P10">Quoniam tu Dominus altissimus super omnem terram.</text:p>
      <text:p text:style-name="P8"/>
      <text:p text:style-name="P11">Flexo poplite omnes dicite trina unitas</text:p>
      <text:p text:style-name="P16"><text:span text:style-name="T2">summa Deitas</text:span><text:span text:style-name="T6"> </text:span><text:span text:style-name="T5">tibi gloria in saecula</text:span><text:span text:style-name="T6">.</text:span></text:p>
      <text:p text:style-name="P16"/>
      <text:p text:style-name="P18"><text:span text:style-name="T6">S</text:span><text:span text:style-name="T2">ed quid hoc una trinitas trina unitas,</text:span></text:p>
      <text:p text:style-name="P12">o aenigma sacratissimum,</text:p>
      <text:p text:style-name="P12">o abyssus mysteriorum,</text:p>
      <text:p text:style-name="P12">quia te non capio, tu me cape,</text:p>
      <text:p text:style-name="P12">o alma fides captivo intellectum in obsequium.</text:p>
      <text:p text:style-name="P16"/>
      <text:p text:style-name="P17"><text:span text:style-name="T6">E</text:span><text:span text:style-name="T2">ncaptivum intellectum liga me.</text:span></text:p>
      <text:p text:style-name="P13">Nolo lucem, nolo ducem nisi te.</text:p>
      <text:p text:style-name="P17"/>
      <text:p text:style-name="P13">Aether ova, terra plaude,</text:p>
      <text:p text:style-name="P13">ignis, mare, caelum gaude,</text:p>
      <text:p text:style-name="P13">regnat trina unitas.</text:p>
      <text:p text:style-name="P13">O ut nullum te ignoret,</text:p>
      <text:p text:style-name="P13">totus orbis te adoret,</text:p>
      <text:p text:style-name="P17"><text:span text:style-name="T2">o beata </text:span><text:span text:style-name="T7">T</text:span><text:span text:style-name="T2">rini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01-30T12:49:30.075778763</meta:creation-date>
    <dc:date>2016-08-24T19:55:03.800281259</dc:date>
    <dc:creator>Wolfgang Skala</dc:creator>
    <meta:editing-duration>P1DT1H28M2S</meta:editing-duration>
    <meta:editing-cycles>149</meta:editing-cycles>
    <meta:generator>LibreOffice/4.2.8.2$Linux_X86_64 LibreOffice_project/420m0$Build-2</meta:generator>
    <meta:document-statistic meta:table-count="0" meta:image-count="0" meta:object-count="0" meta:page-count="3" meta:paragraph-count="40" meta:word-count="719" meta:character-count="3933" meta:non-whitespace-character-count="3201"/>
  </office:meta>
</office:document-meta>
</file>